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>
      <style:text-properties fo:font-weight="normal" style:font-weight-asian="normal" style:font-weight-complex="normal"/>
    </style:style>
    <style:style style:name="ce16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6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1011" table:default-cell-style-name="ce11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  <text:p>(заказа)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5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5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table:style-name="ce15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5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08</text:p>
          </table:table-cell>
          <table:table-cell table:style-name="ce15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 table:style-name="Default"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5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5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5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4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5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5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5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5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продажа акк зарядка</text:p>
          </table:table-cell>
          <table:table-cell/>
          <table:table-cell office:value-type="string" calcext:value-type="string">
            <text:p>2025.10.26</text:p>
          </table:table-cell>
          <table:table-cell office:value-type="string" calcext:value-type="string">
            <text:p>+900</text:p>
          </table:table-cell>
          <table:table-cell/>
          <table:table-cell table:style-name="Default"/>
          <table:table-cell office:value-type="string" calcext:value-type="string">
            <text:p>102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=7.85</text:p>
          </table:table-cell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5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/>
          <table:table-cell table:style-name="Default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 table:style-name="Default"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 table:style-name="Default"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5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table:style-name="Default"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5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2"/>
          <table:table-cell office:value-type="string" calcext:value-type="string">
            <text:p>(3694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5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Швейное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19?</text:p>
          </table:table-cell>
          <table:table-cell table:style-name="Default" office:value-type="string" calcext:value-type="string">
            <text:p>Швейная машина Подольск-142, ТУР-2 без педали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700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4.07.19</text:p>
          </table:table-cell>
          <table:table-cell table:style-name="Default" office:value-type="string" calcext:value-type="string">
            <text:p>Педаль швейная</text:p>
          </table:table-cell>
          <table:table-cell/>
          <table:table-cell office:value-type="string" calcext:value-type="string">
            <text:p>2024.07.22</text:p>
          </table:table-cell>
          <table:table-cell office:value-type="string" calcext:value-type="string">
            <text:p>338</text:p>
          </table:table-cell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87.8754</text:p>
          </table:table-cell>
          <table:table-cell table:style-name="Default" table:number-columns-repeated="1014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Инструмент газовый/холодильный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10.?</text:p>
          </table:table-cell>
          <table:table-cell office:value-type="string" calcext:value-type="string">
            <text:p>Горелка для MAPP газа (пьезоподжиг) BAVIS-030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0.26</text:p>
          </table:table-cell>
          <table:table-cell office:value-type="string" calcext:value-type="string">
            <text:p>1862-18</text:p>
          </table:table-cell>
          <table:table-cell/>
          <table:table-cell office:value-type="string" calcext:value-type="string">
            <text:p>1844</text:p>
          </table:table-cell>
          <table:table-cell/>
          <table:table-cell office:value-type="string" calcext:value-type="string">
            <text:p>22.78</text:p>
          </table:table-cell>
          <table:table-cell/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Труборез мини 3-22 мм Eclipse ECTC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11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Вальцовка с труборасширителем DSZH CT-27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58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102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Вакуумный насос DSZH WK M2BM (2ст.,70 л/мин, 2Па, 3.5 кг)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877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Манометрический коллектор 2-ух вентильный, 3 шланга 90см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26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ожницы для капилярной трубки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7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жимка труб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Клещи-проколка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1024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5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5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5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Газ инструментальный/холодильный/расходни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5.10.27</text:p>
          </table:table-cell>
          <table:table-cell office:value-type="string" calcext:value-type="string">
            <text:p>Газовый баллон Turbojet МАПП PRO 400 г, 1000 мл TJ24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2025.10.31)</text:p>
          </table:table-cell>
          <table:table-cell office:value-type="string" calcext:value-type="string">
            <text:p>654-3.92</text:p>
          </table:table-cell>
          <table:table-cell office:value-type="string" calcext:value-type="string">
            <text:p>650.08-6(32)</text:p>
          </table:table-cell>
          <table:table-cell office:value-type="string" calcext:value-type="string">
            <text:p>644.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2.12</text:p>
          </table:table-cell>
          <table:table-cell office:value-type="string" calcext:value-type="string">
            <text:p>Фреон R134a с вентилем , 1кг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21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Клапан Шредера CT-7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406</text:p>
          </table:table-cell>
          <table:table-cell/>
          <table:table-cell office:value-type="string" calcext:value-type="string">
            <text:p>406</text:p>
          </table:table-cell>
          <table:table-cell office:value-type="string" calcext:value-type="string">
            <text:p>81.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CH-602-04S 1/4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27</text:p>
          </table:table-cell>
          <table:table-cell table:number-columns-repeated="2"/>
          <table:table-cell office:value-type="string" calcext:value-type="string">
            <text:p>281</text:p>
          </table:table-cell>
          <table:table-cell table:number-columns-repeated="1018"/>
        </table:table-row>
        <table:table-row table:style-name="ro2" table:number-rows-repeated="1048396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.00.0000</text:date>, <text:time style:data-style-name="N2" text:time-value="03:16:51.47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12-12T03:19:21.970000000</dc:date>
    <meta:editing-duration>P9DT21H18M24S</meta:editing-duration>
    <meta:editing-cycles>4049</meta:editing-cycles>
    <meta:document-statistic meta:table-count="1" meta:cell-count="591" meta:object-count="0"/>
    <meta:user-defined meta:name="qrichtext">1</meta:user-defined>
  </office:meta>
</office:document-meta>
</file>